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A00000028D6AA90C68AE3CAA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MathJax Main" svg:font-family="'MathJax Main'"/>
    <style:font-face style:name="MathJax Math" svg:font-family="'MathJax Math'"/>
    <style:font-face style:name="MathJax Size1" svg:font-family="'MathJax Size1'"/>
    <style:font-face style:name="Tahoma1" svg:font-family="Tahoma"/>
    <style:font-face style:name="monospace" svg:font-family="monospace, monospace"/>
    <style:font-face style:name="Liberation Mono" svg:font-family="'Liberation Mono'" style:font-family-generic="modern" style:font-pitch="fixed"/>
    <style:font-face style:name="WenQuanYi Micro Hei" svg:font-family="'WenQuanYi Micro 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d52ae" officeooo:paragraph-rsid="001d52ae"/>
    </style:style>
    <style:style style:name="P2" style:family="paragraph" style:parent-style-name="Text_20_body">
      <style:text-properties officeooo:rsid="0031337c" officeooo:paragraph-rsid="0031337c"/>
    </style:style>
    <style:style style:name="P3" style:family="paragraph" style:parent-style-name="Text_20_body">
      <style:text-properties officeooo:rsid="0021ef74" officeooo:paragraph-rsid="00373a6e"/>
    </style:style>
    <style:style style:name="P4" style:family="paragraph" style:parent-style-name="Text_20_body">
      <style:text-properties officeooo:rsid="0022dafb" officeooo:paragraph-rsid="00389e3d"/>
    </style:style>
    <style:style style:name="P5" style:family="paragraph" style:parent-style-name="Text_20_body">
      <style:text-properties officeooo:rsid="001f30e3" officeooo:paragraph-rsid="00389e3d"/>
    </style:style>
    <style:style style:name="P6" style:family="paragraph" style:parent-style-name="Text_20_body">
      <style:text-properties officeooo:rsid="003efec2" officeooo:paragraph-rsid="003efec2"/>
    </style:style>
    <style:style style:name="P7" style:family="paragraph" style:parent-style-name="Text_20_body">
      <style:text-properties officeooo:rsid="001e6fe5" officeooo:paragraph-rsid="0037058e"/>
    </style:style>
    <style:style style:name="P8" style:family="paragraph" style:parent-style-name="Text_20_body">
      <style:text-properties officeooo:rsid="001ce279" officeooo:paragraph-rsid="0037058e"/>
    </style:style>
    <style:style style:name="P9" style:family="paragraph" style:parent-style-name="Text_20_body">
      <style:text-properties fo:color="#ff0000" style:font-name="Courier New" fo:font-size="12pt" fo:language="en" fo:country="US" fo:font-weight="bold" officeooo:rsid="0027d3e0" officeooo:paragraph-rsid="0044771f"/>
    </style:style>
    <style:style style:name="P10" style:family="paragraph" style:parent-style-name="Text_20_body">
      <style:text-properties officeooo:rsid="0044771f" officeooo:paragraph-rsid="0044771f"/>
    </style:style>
    <style:style style:name="P11" style:family="paragraph" style:parent-style-name="Text_20_body">
      <style:text-properties officeooo:paragraph-rsid="0046445a"/>
    </style:style>
    <style:style style:name="P12" style:family="paragraph" style:parent-style-name="Text_20_body">
      <style:text-properties officeooo:rsid="004d5064" officeooo:paragraph-rsid="004d5064"/>
    </style:style>
    <style:style style:name="P13" style:family="paragraph" style:parent-style-name="Text_20_body">
      <style:text-properties officeooo:rsid="0020eeac" officeooo:paragraph-rsid="00389e3d"/>
    </style:style>
    <style:style style:name="P14" style:family="paragraph" style:parent-style-name="Text_20_body">
      <style:text-properties officeooo:rsid="005a5fdf" officeooo:paragraph-rsid="005a5fdf"/>
    </style:style>
    <style:style style:name="P15" style:family="paragraph" style:parent-style-name="Standard">
      <style:text-properties officeooo:rsid="0026d63d" officeooo:paragraph-rsid="0037058e"/>
    </style:style>
    <style:style style:name="P16" style:family="paragraph" style:parent-style-name="Standard">
      <style:text-properties officeooo:paragraph-rsid="0046445a"/>
    </style:style>
    <style:style style:name="P17" style:family="paragraph" style:parent-style-name="Standard">
      <style:text-properties fo:font-variant="normal" fo:text-transform="none" fo:color="#ff0000" style:font-name="monospace" fo:font-size="12pt" fo:font-style="normal" fo:font-weight="bold" officeooo:paragraph-rsid="0046445a"/>
    </style:style>
    <style:style style:name="P18" style:family="paragraph" style:parent-style-name="Standard">
      <style:text-properties officeooo:rsid="0046445a" officeooo:paragraph-rsid="0046445a"/>
    </style:style>
    <style:style style:name="P19" style:family="paragraph" style:parent-style-name="Standard">
      <style:text-properties fo:color="#000000" style:font-name="MathJax Size1" officeooo:rsid="0046445a" officeooo:paragraph-rsid="0046445a"/>
    </style:style>
    <style:style style:name="P20" style:family="paragraph" style:parent-style-name="Standard">
      <style:text-properties officeooo:rsid="0050975a" officeooo:paragraph-rsid="0050975a"/>
    </style:style>
    <style:style style:name="P21" style:family="paragraph" style:parent-style-name="Standard">
      <style:text-properties officeooo:rsid="00518fe7" officeooo:paragraph-rsid="00518fe7"/>
    </style:style>
    <style:style style:name="P22" style:family="paragraph" style:parent-style-name="Standard">
      <style:text-properties officeooo:rsid="0051a67f" officeooo:paragraph-rsid="0051a67f"/>
    </style:style>
    <style:style style:name="P23" style:family="paragraph" style:parent-style-name="Standard">
      <style:text-properties style:font-name="WenQuanYi Micro Hei" officeooo:rsid="001b2e3e" officeooo:paragraph-rsid="0051a67f" style:font-name-asian="WenQuanYi Micro Hei"/>
    </style:style>
    <style:style style:name="P24" style:family="paragraph" style:parent-style-name="Standard">
      <style:text-properties style:font-name="WenQuanYi Micro Hei" officeooo:rsid="0054c63c" officeooo:paragraph-rsid="0054c63c" style:font-name-asian="WenQuanYi Micro Hei"/>
    </style:style>
    <style:style style:name="P25" style:family="paragraph" style:parent-style-name="Standard">
      <style:text-properties officeooo:rsid="001b2e3e" officeooo:paragraph-rsid="0054c63c"/>
    </style:style>
    <style:style style:name="P26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ff0000" style:font-name="WenQuanYi Micro Hei" fo:font-size="12pt" fo:language="en" fo:country="US" fo:font-weight="bold" officeooo:rsid="00415b73" officeooo:paragraph-rsid="0044771f" style:font-name-asian="WenQuanYi Micro Hei"/>
    </style:style>
    <style:style style:name="P27" style:family="paragraph" style:parent-style-name="Heading_20_1" style:list-style-name=""/>
    <style:style style:name="P28" style:family="paragraph" style:parent-style-name="Heading_20_1">
      <style:text-properties style:font-name="WenQuanYi Micro Hei" officeooo:rsid="0022dafb" style:font-name-asian="WenQuanYi Micro Hei"/>
    </style:style>
    <style:style style:name="P29" style:family="paragraph" style:parent-style-name="Heading_20_1">
      <style:text-properties officeooo:rsid="0044cc9d" officeooo:paragraph-rsid="0044cc9d"/>
    </style:style>
    <style:style style:name="P30" style:family="paragraph" style:parent-style-name="Heading_20_1">
      <style:text-properties officeooo:rsid="00483e65" officeooo:paragraph-rsid="00483e65"/>
    </style:style>
    <style:style style:name="P31" style:family="paragraph" style:parent-style-name="Heading_20_1">
      <style:text-properties officeooo:rsid="001d52ae" officeooo:paragraph-rsid="001d52ae"/>
    </style:style>
    <style:style style:name="P32" style:family="paragraph" style:parent-style-name="Heading_20_1">
      <style:paragraph-properties fo:break-before="page"/>
      <style:text-properties style:font-name="WenQuanYi Micro Hei" officeooo:rsid="005a5362" officeooo:paragraph-rsid="005a5362" style:font-name-asian="WenQuanYi Micro Hei"/>
    </style:style>
    <style:style style:name="P33" style:family="paragraph" style:parent-style-name="Heading_20_1">
      <style:paragraph-properties fo:break-before="page"/>
      <style:text-properties officeooo:rsid="001d52ae" officeooo:paragraph-rsid="001d52ae"/>
    </style:style>
    <style:style style:name="P34" style:family="paragraph" style:parent-style-name="Text_20_body">
      <style:text-properties style:font-name="WenQuanYi Micro Hei" officeooo:rsid="005a5fdf" officeooo:paragraph-rsid="005a5fdf" style:font-name-asian="WenQuanYi Micro Hei"/>
    </style:style>
    <style:style style:name="P35" style:family="paragraph" style:parent-style-name="Text_20_body" style:list-style-name="L1">
      <style:text-properties style:font-name="WenQuanYi Micro Hei" officeooo:rsid="003fa76c" officeooo:paragraph-rsid="003fa76c" style:font-name-asian="WenQuanYi Micro Hei"/>
    </style:style>
    <style:style style:name="P36" style:family="paragraph" style:parent-style-name="Text_20_body" style:list-style-name="L1">
      <style:text-properties officeooo:rsid="003fa76c" officeooo:paragraph-rsid="003fa76c"/>
    </style:style>
    <style:style style:name="P37" style:family="paragraph" style:parent-style-name="Heading_20_2">
      <style:text-properties style:font-name="WenQuanYi Micro Hei" officeooo:rsid="00415b73" officeooo:paragraph-rsid="00415b73" style:font-name-asian="WenQuanYi Micro Hei"/>
    </style:style>
    <style:style style:name="P38" style:family="paragraph" style:parent-style-name="Heading_20_2">
      <style:text-properties style:font-name="WenQuanYi Micro Hei" officeooo:rsid="00425c5d" officeooo:paragraph-rsid="0037058e" style:font-name-asian="WenQuanYi Micro Hei"/>
    </style:style>
    <style:style style:name="P39" style:family="paragraph" style:parent-style-name="Heading_20_2">
      <style:text-properties style:font-name="WenQuanYi Micro Hei" officeooo:rsid="00425c5d" officeooo:paragraph-rsid="00425c5d" style:font-name-asian="WenQuanYi Micro Hei"/>
    </style:style>
    <style:style style:name="P40" style:family="paragraph" style:parent-style-name="Heading_20_2">
      <style:text-properties style:font-name="WenQuanYi Micro Hei" officeooo:rsid="001b2e3e" officeooo:paragraph-rsid="0037058e" style:font-name-asian="WenQuanYi Micro Hei"/>
    </style:style>
    <style:style style:name="P41" style:family="paragraph" style:parent-style-name="Heading_20_2">
      <style:text-properties officeooo:paragraph-rsid="00373a6e"/>
    </style:style>
    <style:style style:name="P42" style:family="paragraph" style:parent-style-name="Heading_20_2">
      <style:text-properties officeooo:rsid="0022dafb" officeooo:paragraph-rsid="00389e3d"/>
    </style:style>
    <style:style style:name="P43" style:family="paragraph" style:parent-style-name="Heading_20_2">
      <style:text-properties officeooo:paragraph-rsid="00389e3d"/>
    </style:style>
    <style:style style:name="P44" style:family="paragraph" style:parent-style-name="Heading_20_2">
      <style:text-properties officeooo:rsid="0046445a" officeooo:paragraph-rsid="0046445a"/>
    </style:style>
    <style:style style:name="P4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7" style:family="paragraph" style:parent-style-name="Preformatted_20_Text">
      <style:text-properties style:font-name="WenQuanYi Micro Hei" officeooo:rsid="005a5fdf" officeooo:paragraph-rsid="005a5fdf" style:font-name-asian="WenQuanYi Micro Hei"/>
    </style:style>
    <style:style style:name="P48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officeooo:rsid="0028d488"/>
    </style:style>
    <style:style style:name="T2" style:family="text">
      <style:text-properties style:font-name="WenQuanYi Micro Hei" style:font-name-asian="WenQuanYi Micro Hei"/>
    </style:style>
    <style:style style:name="T3" style:family="text">
      <style:text-properties style:font-name="WenQuanYi Micro Hei" officeooo:rsid="001b2e3e" style:font-name-asian="WenQuanYi Micro Hei"/>
    </style:style>
    <style:style style:name="T4" style:family="text">
      <style:text-properties style:font-name="WenQuanYi Micro Hei" officeooo:rsid="0054c63c" style:font-name-asian="WenQuanYi Micro Hei"/>
    </style:style>
    <style:style style:name="T5" style:family="text">
      <style:text-properties officeooo:rsid="004307b5"/>
    </style:style>
    <style:style style:name="T6" style:family="text">
      <style:text-properties officeooo:rsid="0043959a"/>
    </style:style>
    <style:style style:name="T7" style:family="text">
      <style:text-properties fo:font-variant="normal" fo:text-transform="none" fo:color="#000000" fo:font-size="12pt" fo:font-style="normal" fo:font-weight="normal"/>
    </style:style>
    <style:style style:name="T8" style:family="text">
      <style:text-properties fo:color="#000000" style:font-name="MathJax Math" fo:font-style="italic"/>
    </style:style>
    <style:style style:name="T9" style:family="text">
      <style:text-properties fo:color="#000000" style:font-name="MathJax Size1"/>
    </style:style>
    <style:style style:name="T10" style:family="text">
      <style:text-properties fo:color="#000000" style:font-name="MathJax Main"/>
    </style:style>
    <style:style style:name="T11" style:family="text">
      <style:text-properties officeooo:rsid="004b3588"/>
    </style:style>
    <style:style style:name="T12" style:family="text">
      <style:text-properties officeooo:rsid="004bc01b"/>
    </style:style>
    <style:style style:name="T13" style:family="text">
      <style:text-properties officeooo:rsid="00518fe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6"><text:a xlink:type="simple" xlink:href="#__RefHeading___Toc12261_2131971246" text:style-name="Index_20_Link" text:visited-style-name="Index_20_Link"><text:s/>1 Basic points<text:tab/>2</text:a></text:p>
          <text:p text:style-name="P48"><text:a xlink:type="simple" xlink:href="#__RefHeading___Toc12263_2131971246" text:style-name="Index_20_Link" text:visited-style-name="Index_20_Link"><text:s/>1.1.1 Evaluate a number, Oct. 17, 2018<text:tab/>2</text:a></text:p>
          <text:p text:style-name="P46"><text:a xlink:type="simple" xlink:href="#__RefHeading__8414_554106070" text:style-name="Index_20_Link" text:visited-style-name="Index_20_Link"><text:s/>2 Useful websites<text:tab/>2</text:a></text:p>
          <text:p text:style-name="P45"><text:a xlink:type="simple" xlink:href="#__RefHeading__8416_554106070" text:style-name="Index_20_Link" text:visited-style-name="Index_20_Link"><text:s/>2.1 Plotting<text:tab/>2</text:a></text:p>
          <text:p text:style-name="P45"><text:a xlink:type="simple" xlink:href="#__RefHeading__8418_554106070" text:style-name="Index_20_Link" text:visited-style-name="Index_20_Link"><text:s/>2.2 Indefinite integral<text:tab/>2</text:a></text:p>
          <text:p text:style-name="P45"><text:a xlink:type="simple" xlink:href="#__RefHeading__8420_554106070" text:style-name="Index_20_Link" text:visited-style-name="Index_20_Link"><text:s/>2.3 Definite integral<text:tab/>2</text:a></text:p>
          <text:p text:style-name="P45"><text:a xlink:type="simple" xlink:href="#__RefHeading__8422_554106070" text:style-name="Index_20_Link" text:visited-style-name="Index_20_Link"><text:s/>2.4 Linear second-order ODE with variable coefficients<text:tab/>2</text:a></text:p>
          <text:p text:style-name="P45"><text:a xlink:type="simple" xlink:href="#__RefHeading__8424_554106070" text:style-name="Index_20_Link" text:visited-style-name="Index_20_Link"><text:s/>2.5 Solving differential equations (DE)<text:tab/>3</text:a></text:p>
          <text:p text:style-name="P45"><text:a xlink:type="simple" xlink:href="#__RefHeading__8426_554106070" text:style-name="Index_20_Link" text:visited-style-name="Index_20_Link"><text:s/>2.6 用<text:tab/>3</text:a></text:p>
          <text:p text:style-name="P45"><text:a xlink:type="simple" xlink:href="#__RefHeading__8428_554106070" text:style-name="Index_20_Link" text:visited-style-name="Index_20_Link"><text:s/>2.7 用<text:tab/>3</text:a></text:p>
          <text:p text:style-name="P46"><text:a xlink:type="simple" xlink:href="#__RefHeading__11533_2134843222" text:style-name="Index_20_Link" text:visited-style-name="Index_20_Link"><text:s/>3 Tricks<text:tab/>3</text:a></text:p>
          <text:p text:style-name="P45"><text:a xlink:type="simple" xlink:href="#__RefHeading__7323_1285978306" text:style-name="Index_20_Link" text:visited-style-name="Index_20_Link"><text:s/>3.1 Insert an execution group<text:tab/>3</text:a></text:p>
          <text:p text:style-name="P45"><text:a xlink:type="simple" xlink:href="#__RefHeading__5555_651921155" text:style-name="Index_20_Link" text:visited-style-name="Index_20_Link"><text:s/>3.2 Above the character<text:tab/>3</text:a></text:p>
          <text:p text:style-name="P45"><text:a xlink:type="simple" xlink:href="#__RefHeading__384_43307517" text:style-name="Index_20_Link" text:visited-style-name="Index_20_Link"><text:s/>3.3 How to represent the derivative?<text:tab/>3</text:a></text:p>
          <text:p text:style-name="P45"><text:a xlink:type="simple" xlink:href="#__RefHeading__8449_554106070" text:style-name="Index_20_Link" text:visited-style-name="Index_20_Link"><text:s/>3.4 Format correct, no solution<text:tab/>3</text:a></text:p>
          <text:p text:style-name="P45"><text:a xlink:type="simple" xlink:href="#__RefHeading__10776_977000749" text:style-name="Index_20_Link" text:visited-style-name="Index_20_Link"><text:s/>3.5 Insert the differntial symbol<text:tab/>3</text:a></text:p>
          <text:p text:style-name="P45"><text:a xlink:type="simple" xlink:href="#__RefHeading__8453_554106070" text:style-name="Index_20_Link" text:visited-style-name="Index_20_Link"><text:s/>3.6 H<text:tab/>3</text:a></text:p>
          <text:p text:style-name="P46"><text:a xlink:type="simple" xlink:href="#__RefHeading__10778_977000749" text:style-name="Index_20_Link" text:visited-style-name="Index_20_Link"><text:s/>4 Partial Differential Equations (PDEs)<text:tab/>3</text:a></text:p>
          <text:p text:style-name="P45"><text:a xlink:type="simple" xlink:href="#__RefHeading__7041_61507977" text:style-name="Index_20_Link" text:visited-style-name="Index_20_Link"><text:s/>4.1 Laplace equaion with boundary conditions<text:tab/>3</text:a></text:p>
          <text:p text:style-name="P48"><text:a xlink:type="simple" xlink:href="#__RefHeading__11519_2134843222" text:style-name="Index_20_Link" text:visited-style-name="Index_20_Link"><text:s/>4.1.1 A person's question on how to determine the coefficients from the boundary conditions<text:tab/>3</text:a></text:p>
          <text:p text:style-name="P45"><text:a xlink:type="simple" xlink:href="#__RefHeading__8469_554106070" text:style-name="Index_20_Link" text:visited-style-name="Index_20_Link"><text:s/>4.2 Heat equation with periodic boundary conditions<text:tab/>4</text:a></text:p>
          <text:p text:style-name="P46"><text:a xlink:type="simple" xlink:href="#__RefHeading__7043_61507977" text:style-name="Index_20_Link" text:visited-style-name="Index_20_Link"><text:s/>5 M<text:tab/>5</text:a></text:p>
          <text:p text:style-name="P46"><text:a xlink:type="simple" xlink:href="#__RefHeading__7045_61507977" text:style-name="Index_20_Link" text:visited-style-name="Index_20_Link"><text:s/>6 M<text:tab/>5</text:a></text:p>
        </text:index-body>
      </text:table-of-content>
      <text:h text:style-name="P27" text:outline-level="1"/>
      <text:h text:style-name="P32" text:outline-level="1"><text:bookmark-start text:name="__RefHeading___Toc12261_2131971246"/>Basic points<text:bookmark-end text:name="__RefHeading___Toc12261_2131971246"/></text:h>
      <text:h text:style-name="Heading_20_3" text:outline-level="3"><text:bookmark-start text:name="__RefHeading___Toc12263_2131971246"/>Evaluate a number, Oct. 17, 2018<text:bookmark-end text:name="__RefHeading___Toc12263_2131971246"/></text:h>
      <text:p text:style-name="P47"><text:bookmark text:name="answers_answers_ctrl0_Answer_body"/>evalf(Pi);</text:p>
      <text:p text:style-name="P34"/>
      <text:p text:style-name="P14"><text:a xlink:type="simple" xlink:href="https://www.mapleprimes.com/questions/37733-Evalf--Doesnt-Evaluate-Numerically" text:style-name="Internet_20_link" text:visited-style-name="Visited_20_Internet_20_Link"><text:span text:style-name="T2">https://www.mapleprimes.com/questions/37733-Evalf--Doesnt-Evaluate-Numerically</text:span></text:a></text:p>
      <text:p text:style-name="P34"/>
      <text:h text:style-name="P28" text:outline-level="1"><text:bookmark-start text:name="__RefHeading__8414_554106070"/>Useful websites<text:bookmark-end text:name="__RefHeading__8414_554106070"/></text:h>
      <text:h text:style-name="P37" text:outline-level="2"><text:bookmark-start text:name="__RefHeading__8416_554106070"/>Plot<text:span text:style-name="T5">ting</text:span><text:bookmark-end text:name="__RefHeading__8416_554106070"/></text:h>
      <text:p text:style-name="P25"><text:a xlink:type="simple" xlink:href="https://www.maplesoft.com/support/help/maple/view.aspx?path=plot" text:style-name="Internet_20_link" text:visited-style-name="Visited_20_Internet_20_Link"><text:span text:style-name="T4">https://www.maplesoft.com/support/help/maple/view.aspx?path=plot</text:span></text:a></text:p>
      <text:p text:style-name="P24"/>
      <text:h text:style-name="P37" text:outline-level="2"><text:bookmark-start text:name="__RefHeading__8418_554106070"/>Indefinite integral<text:bookmark-end text:name="__RefHeading__8418_554106070"/></text:h>
      <text:p text:style-name="P10">One example:</text:p>
      <text:p text:style-name="P9">f:=x-&gt;x*arctan(x):</text:p>
      <text:p text:style-name="P26">Integrate(f(x),x)=integrate(f(x),x);</text:p>
      <text:p text:style-name="P26"/>
      <text:p text:style-name="P15"><text:a xlink:type="simple" xlink:href="http://xuxzmail.blog.163.com/blog/static/25131916201162994821693/" text:style-name="Internet_20_link" text:visited-style-name="Visited_20_Internet_20_Link"><text:span text:style-name="T3">http://xuxzmail.blog.163.com/blog/static/25131916201162994821693/</text:span></text:a></text:p>
      <text:h text:style-name="P37" text:outline-level="2"><text:bookmark-start text:name="__RefHeading__8420_554106070"/>Definite integral<text:bookmark-end text:name="__RefHeading__8420_554106070"/></text:h>
      <text:p text:style-name="P20">If we want to integrate 1/(x^2) over [-1, 1]. <text:span text:style-name="T13">We need to input:</text:span></text:p>
      <text:p text:style-name="P20"><draw:frame draw:style-name="fr1" draw:name="Image1" text:anchor-type="paragraph" svg:width="4.2709in" svg:height="0.4165in" draw:z-index="0"><draw:image xlink:href="Pictures/100002010000019A00000028D6AA90C68AE3CAA8.png" xlink:type="simple" xlink:show="embed" xlink:actuate="onLoad"/></draw:frame></text:p>
      <text:p text:style-name="P20"/>
      <text:p text:style-name="P21"><text:a xlink:type="simple" xlink:href="http://homepages.math.uic.edu/~hanson/MAPLE/MapleIntegral.html" text:style-name="Internet_20_link" text:visited-style-name="Visited_20_Internet_20_Link"><text:span text:style-name="T3">http://homepages.math.uic.edu/~hanson/MAPLE/MapleIntegral.html</text:span></text:a></text:p>
      <text:p text:style-name="P21"/>
      <text:p text:style-name="P22">Alternative:</text:p>
      <text:p text:style-name="P22"><text:a xlink:type="simple" xlink:href="http://xuxzmail.blog.163.com/blog/static/251319162011629112255217/" text:style-name="Internet_20_link" text:visited-style-name="Visited_20_Internet_20_Link"><text:span text:style-name="T3">http://xuxzmail.blog.163.com/blog/static/251319162011629112255217/</text:span></text:a></text:p>
      <text:p text:style-name="P23"/>
      <text:h text:style-name="P38" text:outline-level="2"><text:bookmark-start text:name="__RefHeading__8422_554106070"/>Linear second-order ODE with variable coefficients <text:bookmark-end text:name="__RefHeading__8422_554106070"/></text:h>
      <text:p text:style-name="P8"><text:a xlink:type="simple" xlink:href="http://xueshu.baidu.com/s?wd=paperuri%3A%2836fa0ddce734fe8cdede6e99a7788b7d%29&amp;filter=sc_long_sign&amp;tn=SE_xueshusource_2kduw22v&amp;sc_vurl=http%3A%2F%2Fwww.doc88.com%25" text:style-name="Internet_20_link" text:visited-style-name="Visited_20_Internet_20_Link"><text:span text:style-name="T3">http://xueshu.baidu.com/s?wd=paperuri%3A%2836fa0ddce734fe8cdede6e99a7788b7d%29&amp;filter=sc_long_sign&amp;tn=SE_xueshusource_2kduw22v&amp;sc_vurl=http%3A%2F%2Fwww.doc88.com%</text:span></text:a><text:a xlink:type="simple" xlink:href="http://xueshu.baidu.com/s?wd=paperuri%3A%2836fa0ddce734fe8cdede6e99a7788b7d%29&amp;filter=sc_long_sign&amp;tn=SE_xueshusource_2kduw22v&amp;sc_vurl=http%3A%2F%2Fwww.doc88.com%2Fp-7794790891707.html&amp;ie=utf-8&amp;sc_us=1261202322435239230" text:style-name="Internet_20_link" text:visited-style-name="Visited_20_Internet_20_Link"><text:span text:style-name="T3">2Fp-7794790891707.html&amp;ie=utf-8&amp;sc_us=1261202322435239230</text:span></text:a></text:p>
      <text:h text:style-name="P39" text:outline-level="2"><text:bookmark-start text:name="__RefHeading__8424_554106070"/><text:soft-page-break/>Solving differential equations <text:span text:style-name="T6">(DE)</text:span><text:bookmark-end text:name="__RefHeading__8424_554106070"/></text:h>
      <text:p text:style-name="P7"><text:a xlink:type="simple" xlink:href="http://www.doc88.com/p-339763523244.html" text:style-name="Internet_20_link" text:visited-style-name="Visited_20_Internet_20_Link"><text:span text:style-name="T3">http://www.doc88.com/p-339763523244.html</text:span></text:a></text:p>
      <text:list xml:id="list7899539011735510059" text:style-name="L1">
        <text:list-item>
          <text:p text:style-name="P36">First-order ODE</text:p>
        </text:list-item>
        <text:list-item>
          <text:p text:style-name="P36"><text:span text:style-name="T3">s</text:span><text:span text:style-name="T2">econd-order linear ODE</text:span></text:p>
        </text:list-item>
        <text:list-item>
          <text:p text:style-name="P35">PDE without boundary conditions</text:p>
        </text:list-item>
      </text:list>
      <text:h text:style-name="P40" text:outline-level="2"><text:bookmark-start text:name="__RefHeading__8426_554106070"/>用<text:bookmark-end text:name="__RefHeading__8426_554106070"/></text:h>
      <text:h text:style-name="P40" text:outline-level="2"><text:bookmark-start text:name="__RefHeading__8428_554106070"/>用<text:bookmark-end text:name="__RefHeading__8428_554106070"/></text:h>
      <text:h text:style-name="P29" text:outline-level="1"><text:bookmark-start text:name="__RefHeading__11533_2134843222"/>Tricks<text:bookmark-end text:name="__RefHeading__11533_2134843222"/></text:h>
      <text:h text:style-name="Heading_20_2" text:outline-level="2"><text:bookmark-start text:name="__RefHeading__7323_1285978306"/>Insert an execution group<text:bookmark-end text:name="__RefHeading__7323_1285978306"/></text:h>
      <text:p text:style-name="P3">'Insert'—'execution group'.</text:p>
      <text:h text:style-name="Heading_20_2" text:outline-level="2"><text:bookmark-start text:name="__RefHeading__5555_651921155"/><text:span text:style-name="T1">A</text:span>bove <text:span text:style-name="T1">the</text:span> character<text:bookmark-end text:name="__RefHeading__5555_651921155"/></text:h>
      <text:h text:style-name="P41" text:outline-level="2"><text:bookmark-start text:name="__RefHeading__384_43307517"/>How to represent the derivative?<text:bookmark-end text:name="__RefHeading__384_43307517"/></text:h>
      <text:p text:style-name="P4">Use prime(') to represent the derivative.</text:p>
      <text:h text:style-name="P42" text:outline-level="2"><text:bookmark-start text:name="__RefHeading__8449_554106070"/>Format correct, no solution<text:bookmark-end text:name="__RefHeading__8449_554106070"/></text:h>
      <text:p text:style-name="P5">The equation is unsovable due to boundary conditions.</text:p>
      <text:p text:style-name="P13">24/7/2017</text:p>
      <text:h text:style-name="Heading_20_2" text:outline-level="2"><text:bookmark-start text:name="__RefHeading__10776_977000749"/>Insert <text:span text:style-name="T12">the </text:span>differntial <text:span text:style-name="T12">symbol</text:span><text:bookmark-end text:name="__RefHeading__10776_977000749"/></text:h>
      <text:p text:style-name="P12">Use the pallete in the left hand side.</text:p>
      <text:h text:style-name="P43" text:outline-level="2"><text:bookmark-start text:name="__RefHeading__8453_554106070"/>H<text:bookmark-end text:name="__RefHeading__8453_554106070"/></text:h>
      <text:h text:style-name="P30" text:outline-level="1"><text:bookmark-start text:name="__RefHeading__10778_977000749"/>Partial Differential Equations (PDEs)<text:bookmark-end text:name="__RefHeading__10778_977000749"/></text:h>
      <text:h text:style-name="Heading_20_2" text:outline-level="2"><text:bookmark-start text:name="__RefHeading__7041_61507977"/>Laplace equaion with boundary conditions<text:bookmark-end text:name="__RefHeading__7041_61507977"/></text:h>
      <text:h text:style-name="Heading_20_3" text:outline-level="3"><text:bookmark-start text:name="__RefHeading__11519_2134843222"/>A person's question on how to determine the coefficients from the boundary conditions<text:bookmark-end text:name="__RefHeading__11519_2134843222"/></text:h>
      <text:p text:style-name="Text_20_body"><text:bookmark text:name="ctl00_MainContent_body"/>lap2d := diff(u(x,y), x, x) + diff(u(x,y), y, y) = 0;</text:p>
      <text:p text:style-name="Text_20_body">sol := pdsolve(lap2d, HINT = X(x)*Y(y), build);</text:p>
      <text:p text:style-name="P6"><text:bookmark-start text:name="__RefHeading__7918_554106070"/><text:soft-page-break/><text:a xlink:type="simple" xlink:href="https://www.mapleprimes.com/questions/201443-Pdsolve-For-2D-Laplaces-Equation" text:style-name="Internet_20_link" text:visited-style-name="Visited_20_Internet_20_Link">https://www.mapleprimes.com/questions/201443-Pdsolve-For-2D-Laplaces-Equation</text:a><text:bookmark-end text:name="__RefHeading__7918_554106070"/></text:p>
      <text:h text:style-name="P44" text:outline-level="2"><text:bookmark-start text:name="__RefHeading__8469_554106070"/><text:span text:style-name="T11">Heat equation with p</text:span>eriodic boundary conditions<text:bookmark-end text:name="__RefHeading__8469_554106070"/></text:h>
      <text:p text:style-name="P16"><text:bookmark text:name="section220_body"/><text:bookmark text:name="section220"/><text:bookmark text:name="section12_body"/><text:bookmark text:name="section12"/><text:bookmark text:name="ctl00_ctl00_mainContent_documentBody"/><text:span text:style-name="T7">Consider the heat equation that models the temperature </text:span><text:bookmark text:name="MathJax-Span-696"/><text:bookmark text:name="MathJax-Span-695"/><text:bookmark text:name="MathJax-Span-694"/><text:bookmark text:name="MathJax-Span-693"/><text:bookmark text:name="MathJax-Span-692"/><text:bookmark text:name="MathJax-Span-691"/><text:bookmark text:name="MathJax-Span-690"/><text:bookmark text:name="MathJax-Element-26-Frame"/><text:span text:style-name="T8">u</text:span><text:bookmark text:name="MathJax-Span-699"/><text:bookmark text:name="MathJax-Span-698"/><text:bookmark text:name="MathJax-Span-697"/><text:span text:style-name="T9">(</text:span><text:bookmark text:name="MathJax-Span-701"/><text:bookmark text:name="MathJax-Span-700"/><text:span text:style-name="T8">x</text:span><text:bookmark text:name="MathJax-Span-702"/><text:span text:style-name="T10">,</text:span><text:bookmark text:name="MathJax-Span-703"/><text:span text:style-name="T8">t</text:span><text:bookmark text:name="MathJax-Span-704"/><text:span text:style-name="T9">)</text:span></text:p>
      <text:p text:style-name="P17"><text:bookmark text:name="section220_body1"/><text:bookmark text:name="section2201"/><text:bookmark text:name="section12_body1"/><text:bookmark text:name="section121"/><text:bookmark text:name="ctl00_ctl00_mainContent_documentBody1"/>pde[2] := U[t]=kappa*U[x,x];</text:p>
      <text:p text:style-name="P17"><text:bookmark text:name="section220_body2"/><text:bookmark text:name="section2202"/><text:bookmark text:name="section12_body2"/><text:bookmark text:name="section122"/><text:bookmark text:name="ctl00_ctl00_mainContent_documentBody2"/>bc[2] := u(0, t) =0, u(L, t) = 0;</text:p>
      <text:p text:style-name="P17"><text:bookmark text:name="section255_body"/><text:bookmark text:name="section255"/><text:bookmark text:name="section220_body3"/><text:bookmark text:name="section2203"/><text:bookmark text:name="section12_body3"/><text:bookmark text:name="section123"/><text:bookmark text:name="ctl00_ctl00_mainContent_documentBody3"/>sol[2] := pdsolve(pde[2], build);</text:p>
      <text:p text:style-name="P18"><text:a xlink:type="simple" xlink:href="https://www.maplesoft.com/support/help/maple/view.aspx?path=examples%2Fpdsolve_boundaryconditions" text:style-name="Internet_20_link" text:visited-style-name="Visited_20_Internet_20_Link"><text:span text:style-name="T9">https://www.maplesoft.com/support/help/maple/view.aspx?path=examples%2fpdsolve_boundaryconditions</text:span></text:a></text:p>
      <text:p text:style-name="P19"/>
      <text:p text:style-name="P11"/>
      <text:p text:style-name="P2"><text:s/></text:p>
      <text:h text:style-name="P33" text:outline-level="1"><text:bookmark-start text:name="__RefHeading__7043_61507977"/>M<text:bookmark-end text:name="__RefHeading__7043_61507977"/></text:h>
      <text:h text:style-name="P31" text:outline-level="1"><text:bookmark-start text:name="__RefHeading__7045_61507977"/>M<text:bookmark-end text:name="__RefHeading__7045_61507977"/>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MathJax Main" svg:font-family="'MathJax Main'"/>
    <style:font-face style:name="MathJax Math" svg:font-family="'MathJax Math'"/>
    <style:font-face style:name="MathJax Size1" svg:font-family="'MathJax Size1'"/>
    <style:font-face style:name="Tahoma1" svg:font-family="Tahoma"/>
    <style:font-face style:name="monospace" svg:font-family="monospace, monospace"/>
    <style:font-face style:name="Liberation Mono" svg:font-family="'Liberation Mono'" style:font-family-generic="modern" style:font-pitch="fixed"/>
    <style:font-face style:name="WenQuanYi Micro Hei" svg:font-family="'WenQuanYi Micro 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6DT23H7M49S</meta:editing-duration>
    <meta:editing-cycles>60</meta:editing-cycles>
    <meta:generator>LibreOffice/5.2.7.2$Linux_X86_64 LibreOffice_project/20m0$Build-2</meta:generator>
    <dc:date>2019-03-15T12:07:01.707705762</dc:date>
    <meta:document-statistic meta:table-count="0" meta:image-count="1" meta:object-count="0" meta:page-count="5" meta:paragraph-count="77" meta:word-count="340" meta:character-count="2773" meta:non-whitespace-character-count="2466"/>
    <meta:user-defined meta:name="Info 1"/>
    <meta:user-defined meta:name="Info 2"/>
    <meta:user-defined meta:name="Info 3"/>
    <meta:user-defined meta:name="Info 4"/>
  </office:meta>
</office:document-meta>
</file>